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0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5">
      <style:drawing-page-properties draw:fill="bitmap" draw:fill-image-name="a12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3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1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5">
      <style:drawing-page-properties draw:fill="bitmap" draw:fill-image-name="a10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0">
      <style:drawing-page-properties draw:fill="bitmap" draw:fill-image-name="a13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6">
      <style:drawing-page-properties draw:fill="bitmap" draw:fill-image-name="a13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4">
      <style:drawing-page-properties draw:fill="bitmap" draw:fill-image-name="a9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0">
      <style:drawing-page-properties draw:fill="bitmap" draw:fill-image-name="a11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80">
      <style:drawing-page-properties draw:fill="bitmap" draw:fill-image-name="a9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2">
      <style:drawing-page-properties draw:fill="bitmap" draw:fill-image-name="a9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5">
      <style:drawing-page-properties draw:fill="bitmap" draw:fill-image-name="a11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9">
      <style:drawing-page-properties draw:fill="bitmap" draw:fill-image-name="a13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8">
      <style:drawing-page-properties draw:fill="bitmap" draw:fill-image-name="a10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2">
      <style:drawing-page-properties draw:fill="bitmap" draw:fill-image-name="a11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9">
      <style:drawing-page-properties draw:fill="bitmap" draw:fill-image-name="a10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3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2">
      <style:drawing-page-properties draw:fill="bitmap" draw:fill-image-name="a8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8">
      <style:drawing-page-properties draw:fill="bitmap" draw:fill-image-name="a8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5">
      <style:drawing-page-properties draw:fill="bitmap" draw:fill-image-name="a10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0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7">
      <style:drawing-page-properties draw:fill="bitmap" draw:fill-image-name="a9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4">
      <style:drawing-page-properties draw:fill="bitmap" draw:fill-image-name="a12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6">
      <style:drawing-page-properties draw:fill="bitmap" draw:fill-image-name="a8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0">
      <style:drawing-page-properties draw:fill="bitmap" draw:fill-image-name="a12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3">
      <style:drawing-page-properties draw:fill="bitmap" draw:fill-image-name="a10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1">
      <style:drawing-page-properties draw:fill="bitmap" draw:fill-image-name="a9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1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2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8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4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6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2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1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1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4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1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88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5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9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0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2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9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2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6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6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5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9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8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7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3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5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9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7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0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5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9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0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9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6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7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0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2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6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4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3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6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4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3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7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0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3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7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0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7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7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4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4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1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3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8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6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1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7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3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8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0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5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3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1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7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0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7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4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0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5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3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0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0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1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2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1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5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1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7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4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2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9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4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</office:automatic-styles>
  <office:body>
    <office:presentation>
      <draw:page draw:name="Slide2" draw:style-name="a861" draw:master-page-name="Master1-Layout1-cust-Title-Slide-White-and-Colour" presentation:presentation-page-layout-name="Master1-PPL1" draw:id="Slide-257">
        <draw:frame draw:id="id83" presentation:style-name="a866" draw:name="Title 1" svg:x="0.40551in" svg:y="1.74803in" svg:width="5.75197in" svg:height="1.20472in" presentation:class="title" presentation:placeholder="false">
          <draw:text-box>
            <text:p text:style-name="a865" text:class-names="" text:cond-style-name=""><text:span text:style-name="a862" text:class-names="">Computer Systems B<text:line-break/></text:span><text:span text:style-name="a863" text:class-names="">COMS20012</text:span><text:span text:style-name="a864" text:class-names=""/></text:p>
          </draw:text-box>
          <svg:title/>
          <svg:desc/>
        </draw:frame>
        <draw:frame draw:id="id84" presentation:style-name="a870" draw:name="Subtitle 2" svg:x="0.40551in" svg:y="2.95443in" svg:width="5.75197in" svg:height="1.43701in" presentation:class="subtitle" presentation:placeholder="false">
          <draw:text-box>
            <text:p text:style-name="a869" text:class-names="" text:cond-style-name=""><text:span text:style-name="a867" text:class-names="">Introduction to Operating Systems and Security</text:span><text:span text:style-name="a868" text:class-names=""/></text:p>
          </draw:text-box>
          <svg:title/>
          <svg:desc/>
        </draw:frame>
      </draw:page>
      <draw:page draw:name="Slide150" draw:style-name="a872" draw:master-page-name="Master1-Layout5-cust-Title-Slide-Colour-and-Image" presentation:presentation-page-layout-name="Master1-PPL5" draw:id="Slide-405">
        <draw:frame draw:id="id85" presentation:style-name="a876" draw:name="Title 3" svg:x="0.40551in" svg:y="1.74803in" svg:width="5.75197in" svg:height="1.20472in" presentation:class="title" presentation:placeholder="false">
          <draw:text-box>
            <text:p text:style-name="a875" text:class-names="" text:cond-style-name=""><text:span text:style-name="a873" text:class-names="">What is an OS?</text:span><text:span text:style-name="a874" text:class-names=""/></text:p>
          </draw:text-box>
          <svg:title/>
          <svg:desc/>
        </draw:frame>
      </draw:page>
      <draw:page draw:name="Slide145" draw:style-name="a878" draw:master-page-name="Master1-Layout2-obj-Title-and-Content" presentation:presentation-page-layout-name="Master1-PPL2" draw:id="Slide-400">
        <draw:frame draw:id="id86" presentation:style-name="a882" draw:name="Title 1" svg:x="0.40551in" svg:y="0.29948in" svg:width="9.18898in" svg:height="1.08724in" presentation:class="title" presentation:placeholder="false">
          <draw:text-box>
            <text:p text:style-name="a881" text:class-names="" text:cond-style-name=""><text:span text:style-name="a879" text:class-names="">What is an operating system?</text:span><text:span text:style-name="a880" text:class-names=""/></text:p>
          </draw:text-box>
          <svg:title/>
          <svg:desc/>
        </draw:frame>
        <draw:frame draw:id="id87" presentation:style-name="a894" draw:name="Content Placeholder 2" svg:x="0.40551in" svg:y="1.4974in" svg:width="9.18898in" svg:height="3.15885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3" text:class-names="">A computer program that</text:span></text:p>
              </text:list-item>
            </text:list>
            <text:list text:style-name="a889">
              <text:list-item>
                <text:list text:style-name="a889">
                  <text:list-item>
                    <text:p text:style-name="a888" text:class-names="" text:cond-style-name=""><text:span text:style-name="a886" text:class-names="">Multiplexes</text:span><text:span text:style-name="a887" text:class-names=""><text:s text:c="1"/>hardware resources</text:span></text:p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p text:style-name="a892" text:class-names="" text:cond-style-name=""><text:span text:style-name="a890" text:class-names="">Implements resource<text:s text:c="1"/></text:span><text:span text:style-name="a891" text:class-names="">abstraction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46" draw:style-name="a896" draw:master-page-name="Master1-Layout2-obj-Title-and-Content" presentation:presentation-page-layout-name="Master1-PPL2" draw:id="Slide-401">
        <draw:frame draw:id="id88" presentation:style-name="a900" draw:name="Title 1" svg:x="0.40551in" svg:y="0.29948in" svg:width="9.18898in" svg:height="1.08724in" presentation:class="title" presentation:placeholder="false">
          <draw:text-box>
            <text:p text:style-name="a899" text:class-names="" text:cond-style-name=""><text:span text:style-name="a897" text:class-names="">What is an operating system?</text:span><text:span text:style-name="a898" text:class-names=""/></text:p>
          </draw:text-box>
          <svg:title/>
          <svg:desc/>
        </draw:frame>
        <draw:frame draw:id="id89" presentation:style-name="a915" draw:name="Content Placeholder 2" svg:x="0.40551in" svg:y="1.4974in" svg:width="9.18898in" svg:height="3.15885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901" text:class-names="">A computer program that</text:span></text:p>
              </text:list-item>
            </text:list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4" text:class-names="">Multiplexes</text:span><text:span text:style-name="a905" text:class-names=""><text:s text:c="1"/>hardware resources</text:span></text:p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8" text:class-names="">Implements resource<text:s text:c="1"/></text:span><text:span text:style-name="a909" text:class-names="">abstractions</text:span></text:p>
                  </text:list-item>
                </text:list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It is just another program…</text:span></text:p>
              </text:list-item>
            </text:list>
          </draw:text-box>
          <svg:title/>
          <svg:desc/>
        </draw:frame>
      </draw:page>
      <draw:page draw:name="Slide147" draw:style-name="a917" draw:master-page-name="Master1-Layout2-obj-Title-and-Content" presentation:presentation-page-layout-name="Master1-PPL2" draw:id="Slide-402">
        <draw:frame draw:id="id90" presentation:style-name="a921" draw:name="Title 1" svg:x="0.40551in" svg:y="0.29948in" svg:width="9.18898in" svg:height="1.08724in" presentation:class="title" presentation:placeholder="false">
          <draw:text-box>
            <text:p text:style-name="a920" text:class-names="" text:cond-style-name=""><text:span text:style-name="a918" text:class-names="">What is an operating system?</text:span><text:span text:style-name="a919" text:class-names=""/></text:p>
          </draw:text-box>
          <svg:title/>
          <svg:desc/>
        </draw:frame>
        <draw:frame draw:id="id91" presentation:style-name="a939" draw:name="Content Placeholder 2" svg:x="0.40551in" svg:y="1.4974in" svg:width="9.18898in" svg:height="3.15885in" presentation:class="outline" presentation:placeholder="false">
          <draw:text-box>
            <text:list text:style-name="a924">
              <text:list-item>
                <text:p text:style-name="a923" text:class-names="" text:cond-style-name=""><text:span text:style-name="a922" text:class-names="">A computer program that</text:span></text:p>
              </text:list-item>
            </text:list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5" text:class-names="">Multiplexes</text:span><text:span text:style-name="a926" text:class-names=""><text:s text:c="1"/>hardware resources</text:span></text:p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29" text:class-names="">Implements resource<text:s text:c="1"/></text:span><text:span text:style-name="a930" text:class-names="">abstractions</text:span></text:p>
                  </text:list-item>
                </text:list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It is just another program… but a large and complex one<text:s text:c="1"/></text:span></text:p>
              </text:list-item>
            </text:list>
            <text:list text:style-name="a938">
              <text:list-item>
                <text:list text:style-name="a938">
                  <text:list-item>
                    <text:p text:style-name="a937" text:class-names="" text:cond-style-name=""><text:span text:style-name="a936" text:class-names="">most complex piece of code you would have seen so far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48" draw:style-name="a941" draw:master-page-name="Master1-Layout2-obj-Title-and-Content" presentation:presentation-page-layout-name="Master1-PPL2" draw:id="Slide-403">
        <draw:frame draw:id="id92" presentation:style-name="a945" draw:name="Title 1" svg:x="0.40551in" svg:y="0.29948in" svg:width="9.18898in" svg:height="1.08724in" presentation:class="title" presentation:placeholder="false">
          <draw:text-box>
            <text:p text:style-name="a944" text:class-names="" text:cond-style-name=""><text:span text:style-name="a942" text:class-names="">What is an operating system?</text:span><text:span text:style-name="a943" text:class-names=""/></text:p>
          </draw:text-box>
          <svg:title/>
          <svg:desc/>
        </draw:frame>
        <draw:frame draw:id="id93" presentation:style-name="a972" draw:name="Content Placeholder 2" svg:x="0.40551in" svg:y="1.4974in" svg:width="9.18898in" svg:height="3.15885in" presentation:class="outline" presentation:placeholder="false">
          <draw:text-box>
            <text:list text:style-name="a948">
              <text:list-item>
                <text:p text:style-name="a947" text:class-names="" text:cond-style-name=""><text:span text:style-name="a946" text:class-names="">A computer program that</text:span></text:p>
              </text:list-item>
            </text:list>
            <text:list text:style-name="a952">
              <text:list-item>
                <text:list text:style-name="a952">
                  <text:list-item>
                    <text:p text:style-name="a951" text:class-names="" text:cond-style-name=""><text:span text:style-name="a949" text:class-names="">Multiplexes</text:span><text:span text:style-name="a950" text:class-names=""><text:s text:c="1"/>hardware resources</text:span></text:p>
                  </text:list-item>
                </text:list>
              </text:list-item>
            </text:list>
            <text:list text:style-name="a956">
              <text:list-item>
                <text:list text:style-name="a956">
                  <text:list-item>
                    <text:p text:style-name="a955" text:class-names="" text:cond-style-name=""><text:span text:style-name="a953" text:class-names="">Implements resource<text:s text:c="1"/></text:span><text:span text:style-name="a954" text:class-names="">abstractions</text:span></text:p>
                  </text:list-item>
                </text:list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It is just another program… but a large and complex one<text:s text:c="1"/></text:span></text:p>
              </text:list-item>
            </text:list>
            <text:list text:style-name="a962">
              <text:list-item>
                <text:list text:style-name="a962">
                  <text:list-item>
                    <text:p text:style-name="a961" text:class-names="" text:cond-style-name=""><text:span text:style-name="a960" text:class-names="">most complex piece of code you would have seen so far</text:span></text:p>
                  </text:list-item>
                </text:list>
              </text:list-item>
            </text:list>
            <text:list text:style-name="a967">
              <text:list-item>
                <text:p text:style-name="a966" text:class-names="" text:cond-style-name=""><text:span text:style-name="a963" text:class-names="">Multiplexing:</text:span><text:span text:style-name="a964" text:class-names=""><text:s text:c="1"/></text:span><text:span text:style-name="a965" text:class-names="">allows multiple people or programs to use the same set of hardware resources—​processors, memory, disks, network connection—​safely and efficiently.</text:span></text:p>
              </text:list-item>
            </text:list>
            <text:list text:style-name="a971">
              <text:list-item>
                <text:p text:style-name="a970" text:class-names="" text:cond-style-name=""><text:span text:style-name="a968" text:class-names="">Abstractions:</text:span><text:span text:style-name="a969" text:class-names=""><text:s text:c="1"/>processes, threads, address spaces, files, and sockets—​simplify the usage of hardware resources by organizing information or implementing new capabilities.</text:span></text:p>
              </text:list-item>
            </text:list>
          </draw:text-box>
          <svg:title/>
          <svg:desc/>
        </draw:frame>
      </draw:page>
      <draw:page draw:name="Slide151" draw:style-name="a974" draw:master-page-name="Master1-Layout5-cust-Title-Slide-Colour-and-Image" presentation:presentation-page-layout-name="Master1-PPL5" draw:id="Slide-406">
        <draw:frame draw:id="id94" presentation:style-name="a978" draw:name="Title 3" svg:x="0.40551in" svg:y="1.74803in" svg:width="5.75197in" svg:height="1.20472in" presentation:class="title" presentation:placeholder="false">
          <draw:text-box>
            <text:p text:style-name="a977" text:class-names="" text:cond-style-name=""><text:span text:style-name="a975" text:class-names="">Why study OS?</text:span><text:span text:style-name="a976" text:class-names=""/></text:p>
          </draw:text-box>
          <svg:title/>
          <svg:desc/>
        </draw:frame>
      </draw:page>
      <draw:page draw:name="Slide154" draw:style-name="a980" draw:master-page-name="Master1-Layout2-obj-Title-and-Content" presentation:presentation-page-layout-name="Master1-PPL2" draw:id="Slide-409">
        <draw:frame draw:id="id95" presentation:style-name="a984" draw:name="Title 3" svg:x="0.40551in" svg:y="0.29948in" svg:width="9.18898in" svg:height="1.08724in" presentation:class="title" presentation:placeholder="false">
          <draw:text-box>
            <text:p text:style-name="a983" text:class-names="" text:cond-style-name=""><text:span text:style-name="a981" text:class-names="">Why study OS?</text:span><text:span text:style-name="a982" text:class-names=""/></text:p>
          </draw:text-box>
          <svg:title/>
          <svg:desc/>
        </draw:frame>
        <draw:frame draw:id="id96" presentation:style-name="a990" draw:name="Content Placeholder 4" svg:x="0.40551in" svg:y="1.4974in" svg:width="9.18898in" svg:height="3.15885in" presentation:class="outline" presentation:placeholder="false">
          <draw:text-box>
            <text:list text:style-name="a989">
              <text:list-item>
                <text:p text:style-name="a988" text:class-names="" text:cond-style-name=""><text:span text:style-name="a985" text:class-names="">Reality:</text:span><text:span text:style-name="a986" text:class-names=""><text:s text:c="1"/>this is how computers really work, and as a computer scientist or engineer you should know how computers really work.</text:span><text:span text:style-name="a987" text:class-names=""/></text:p>
              </text:list-item>
            </text:list>
          </draw:text-box>
          <svg:title/>
          <svg:desc/>
        </draw:frame>
      </draw:page>
      <draw:page draw:name="Slide153" draw:style-name="a992" draw:master-page-name="Master1-Layout2-obj-Title-and-Content" presentation:presentation-page-layout-name="Master1-PPL2" draw:id="Slide-408">
        <draw:frame draw:id="id97" presentation:style-name="a996" draw:name="Title 3" svg:x="0.40551in" svg:y="0.29948in" svg:width="9.18898in" svg:height="1.08724in" presentation:class="title" presentation:placeholder="false">
          <draw:text-box>
            <text:p text:style-name="a995" text:class-names="" text:cond-style-name=""><text:span text:style-name="a993" text:class-names="">Why study OS?</text:span><text:span text:style-name="a994" text:class-names=""/></text:p>
          </draw:text-box>
          <svg:title/>
          <svg:desc/>
        </draw:frame>
        <draw:frame draw:id="id98" presentation:style-name="a1006" draw:name="Content Placeholder 4" svg:x="0.40551in" svg:y="1.4974in" svg:width="9.18898in" svg:height="3.15885in" presentation:class="outline" presentation:placeholder="false">
          <draw:text-box>
            <text:list text:style-name="a1000">
              <text:list-item>
                <text:p text:style-name="a999" text:class-names="" text:cond-style-name=""><text:span text:style-name="a997" text:class-names="">Reality:</text:span><text:span text:style-name="a998" text:class-names=""><text:s text:c="1"/>this is how computers really work, and as a computer scientist or engineer you should know how computers really work.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1" text:class-names="">Ubiquity:<text:s text:c="1"/></text:span><text:span text:style-name="a1002" text:class-names="">operating systems are everywhere, and you are likely to eventually encounter them or their limitations.</text:span><text:span text:style-name="a1003" text:class-names=""/></text:p>
              </text:list-item>
            </text:list>
          </draw:text-box>
          <svg:title/>
          <svg:desc/>
        </draw:frame>
      </draw:page>
      <draw:page draw:name="Slide152" draw:style-name="a1008" draw:master-page-name="Master1-Layout2-obj-Title-and-Content" presentation:presentation-page-layout-name="Master1-PPL2" draw:id="Slide-407">
        <draw:frame draw:id="id99" presentation:style-name="a1012" draw:name="Title 3" svg:x="0.40551in" svg:y="0.29948in" svg:width="9.18898in" svg:height="1.08724in" presentation:class="title" presentation:placeholder="false">
          <draw:text-box>
            <text:p text:style-name="a1011" text:class-names="" text:cond-style-name=""><text:span text:style-name="a1009" text:class-names="">Why study OS?</text:span><text:span text:style-name="a1010" text:class-names=""/></text:p>
          </draw:text-box>
          <svg:title/>
          <svg:desc/>
        </draw:frame>
        <draw:frame draw:id="id100" presentation:style-name="a1027" draw:name="Content Placeholder 4" svg:x="0.40551in" svg:y="1.4974in" svg:width="9.18898in" svg:height="3.15885in" presentation:class="outline" presentation:placeholder="false">
          <draw:text-box>
            <text:list text:style-name="a1016">
              <text:list-item>
                <text:p text:style-name="a1015" text:class-names="" text:cond-style-name=""><text:span text:style-name="a1013" text:class-names="">Reality:</text:span><text:span text:style-name="a1014" text:class-names=""><text:s text:c="1"/>this is how computers really work, and as a computer scientist or engineer you should know how computers really work.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7" text:class-names="">Ubiquity:<text:s text:c="1"/></text:span><text:span text:style-name="a1018" text:class-names="">operating systems are everywhere, and you are likely to eventually encounter them or their limitations.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1" text:class-names="">Beauty:</text:span><text:span text:style-name="a1022" text:class-names=""><text:s text:c="1"/></text:span><text:span text:style-name="a1023" text:class-names="">operating systems are examples of mature solutions to difficult design and engineering problems. Studying them will improve your ability to design and implement abstractions.</text:span><text:span text:style-name="a1024" text:class-names=""/></text:p>
              </text:list-item>
            </text:list>
          </draw:text-box>
          <svg:title/>
          <svg:desc/>
        </draw:frame>
      </draw:page>
      <draw:page draw:name="Slide141" draw:style-name="a1029" draw:master-page-name="Master1-Layout5-cust-Title-Slide-Colour-and-Image" presentation:presentation-page-layout-name="Master1-PPL5" draw:id="Slide-396">
        <draw:frame draw:id="id101" presentation:style-name="a1033" draw:name="Title 3" svg:x="0.40551in" svg:y="1.74803in" svg:width="5.75197in" svg:height="1.20472in" presentation:class="title" presentation:placeholder="false">
          <draw:text-box>
            <text:p text:style-name="a1032" text:class-names="" text:cond-style-name=""><text:span text:style-name="a1030" text:class-names="">Information about the<text:line-break/>labs</text:span><text:span text:style-name="a1031" text:class-names=""/></text:p>
          </draw:text-box>
          <svg:title/>
          <svg:desc/>
        </draw:frame>
      </draw:page>
      <draw:page draw:name="Slide142" draw:style-name="a1035" draw:master-page-name="Master1-Layout2-obj-Title-and-Content" presentation:presentation-page-layout-name="Master1-PPL2" draw:id="Slide-397">
        <draw:frame draw:id="id102" presentation:style-name="a1039" draw:name="Title 3" svg:x="0.40551in" svg:y="0.29948in" svg:width="9.18898in" svg:height="1.08724in" presentation:class="title" presentation:placeholder="false">
          <draw:text-box>
            <text:p text:style-name="a1038" text:class-names="" text:cond-style-name=""><text:span text:style-name="a1036" text:class-names="">Challenging labs</text:span><text:span text:style-name="a1037" text:class-names=""/></text:p>
          </draw:text-box>
          <svg:title/>
          <svg:desc/>
        </draw:frame>
        <draw:frame draw:id="id103" presentation:style-name="a1061" draw:name="Content Placeholder 4" svg:x="0.40551in" svg:y="1.4974in" svg:width="9.18898in" svg:height="3.15885in" presentation:class="outline" presentation:placeholder="false">
          <draw:text-box>
            <text:list text:style-name="a1042">
              <text:list-item>
                <text:p text:style-name="a1041" text:class-names="" text:cond-style-name=""><text:span text:style-name="a1040" text:class-names="">Do look at the lab in advance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Work in pair</text:span></text:p>
              </text:list-item>
            </text:list>
            <text:list text:style-name="a1048">
              <text:list-item>
                <text:list text:style-name="a1048">
                  <text:list-item>
                    <text:p text:style-name="a1047" text:class-names="" text:cond-style-name=""><text:span text:style-name="a1046" text:class-names="">It will be hard to complete the task alone</text:span></text:p>
                  </text:list-item>
                </text:list>
              </text:list-item>
            </text:list>
            <text:list text:style-name="a1051">
              <text:list-item>
                <text:list text:style-name="a1051">
                  <text:list-item>
                    <text:p text:style-name="a1050" text:class-names="" text:cond-style-name=""><text:span text:style-name="a1049" text:class-names="">For lab 7 do review each other work within your lab “bubble”</text:span></text:p>
                  </text:list-item>
                </text:list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Labs are cummulative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There are (many) tests to verify your solution work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Be ready to work beyond the 3h lab timeslot</text:span></text:p>
              </text:list-item>
            </text:list>
          </draw:text-box>
          <svg:title/>
          <svg:desc/>
        </draw:frame>
      </draw:page>
      <draw:page draw:name="Slide149" draw:style-name="a1063" draw:master-page-name="Master1-Layout2-obj-Title-and-Content" presentation:presentation-page-layout-name="Master1-PPL2" draw:id="Slide-404">
        <draw:frame draw:id="id104" presentation:style-name="a1067" draw:name="Title 3" svg:x="0.40551in" svg:y="0.29948in" svg:width="9.18898in" svg:height="1.08724in" presentation:class="title" presentation:placeholder="false">
          <draw:text-box>
            <text:p text:style-name="a1066" text:class-names="" text:cond-style-name=""><text:span text:style-name="a1064" text:class-names="">Challenging labs</text:span><text:span text:style-name="a1065" text:class-names=""/></text:p>
          </draw:text-box>
          <svg:title/>
          <svg:desc/>
        </draw:frame>
        <draw:frame draw:id="id105" presentation:style-name="a1093" draw:name="Content Placeholder 4" svg:x="0.40551in" svg:y="1.4974in" svg:width="9.18898in" svg:height="3.15885in" presentation:class="outline" presentation:placeholder="false">
          <draw:text-box>
            <text:list text:style-name="a1070">
              <text:list-item>
                <text:p text:style-name="a1069" text:class-names="" text:cond-style-name=""><text:span text:style-name="a1068" text:class-names="">Do look at the lab in advance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Work in pair</text:span></text:p>
              </text:list-item>
            </text:list>
            <text:list text:style-name="a1076">
              <text:list-item>
                <text:list text:style-name="a1076">
                  <text:list-item>
                    <text:p text:style-name="a1075" text:class-names="" text:cond-style-name=""><text:span text:style-name="a1074" text:class-names="">It will be hard to complete the task alone</text:span></text:p>
                  </text:list-item>
                </text:list>
              </text:list-item>
            </text:list>
            <text:list text:style-name="a1079">
              <text:list-item>
                <text:list text:style-name="a1079">
                  <text:list-item>
                    <text:p text:style-name="a1078" text:class-names="" text:cond-style-name=""><text:span text:style-name="a1077" text:class-names="">For lab 7 do review each other work within your lab “bubble”</text:span></text:p>
                  </text:list-item>
                </text:list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Labs are cummulative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There are (many) tests to verify your solution work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>Be ready to work beyond the 3h lab timeslot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89" text:class-names="">… you will need to<text:s text:c="1"/></text:span><text:span text:style-name="a1090" text:class-names="">program in C</text:span></text:p>
              </text:list-item>
            </text:list>
          </draw:text-box>
          <svg:title/>
          <svg:desc/>
        </draw:frame>
      </draw:page>
      <draw:page draw:name="Slide155" draw:style-name="a1095" draw:master-page-name="Master1-Layout2-obj-Title-and-Content" presentation:presentation-page-layout-name="Master1-PPL2" draw:id="Slide-410">
        <draw:frame draw:id="id106" presentation:style-name="a1099" draw:name="Title 3" svg:x="0.40551in" svg:y="0.29948in" svg:width="9.18898in" svg:height="1.08724in" presentation:class="title" presentation:placeholder="false">
          <draw:text-box>
            <text:p text:style-name="a1098" text:class-names="" text:cond-style-name=""><text:span text:style-name="a1096" text:class-names="">Challenging labs</text:span><text:span text:style-name="a1097" text:class-names=""/></text:p>
          </draw:text-box>
          <svg:title/>
          <svg:desc/>
        </draw:frame>
        <draw:frame draw:id="id107" presentation:style-name="a1128" draw:name="Content Placeholder 4" svg:x="0.40551in" svg:y="1.4974in" svg:width="9.18898in" svg:height="3.15885in" presentation:class="outline" presentation:placeholder="false">
          <draw:text-box>
            <text:list text:style-name="a1102">
              <text:list-item>
                <text:p text:style-name="a1101" text:class-names="" text:cond-style-name=""><text:span text:style-name="a1100" text:class-names="">Do look at the lab in advance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Work in pair</text:span></text:p>
              </text:list-item>
            </text:list>
            <text:list text:style-name="a1108">
              <text:list-item>
                <text:list text:style-name="a1108">
                  <text:list-item>
                    <text:p text:style-name="a1107" text:class-names="" text:cond-style-name=""><text:span text:style-name="a1106" text:class-names="">It will be hard to complete the task alone</text:span></text:p>
                  </text:list-item>
                </text:list>
              </text:list-item>
            </text:list>
            <text:list text:style-name="a1111">
              <text:list-item>
                <text:list text:style-name="a1111">
                  <text:list-item>
                    <text:p text:style-name="a1110" text:class-names="" text:cond-style-name=""><text:span text:style-name="a1109" text:class-names="">For lab 7 do review each other work within your lab “bubble”</text:span></text:p>
                  </text:list-item>
                </text:list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>Labs are cummulative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There are (many) tests to verify your solution work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>Be ready to work beyond the 3h lab timeslot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1" text:class-names="">… you will need to<text:s text:c="1"/></text:span><text:span text:style-name="a1122" text:class-names="">program in C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Bring together things you learned in Year 1 and 2</text:span></text:p>
              </text:list-item>
            </text:list>
          </draw:text-box>
          <svg:title/>
          <svg:desc/>
        </draw:frame>
      </draw:page>
      <draw:page draw:name="Slide156" draw:style-name="a1130" draw:master-page-name="Master1-Layout2-obj-Title-and-Content" presentation:presentation-page-layout-name="Master1-PPL2" draw:id="Slide-411">
        <draw:frame draw:id="id108" presentation:style-name="a1134" draw:name="Title 1" svg:x="0.40551in" svg:y="0.29948in" svg:width="9.18898in" svg:height="1.08724in" presentation:class="title" presentation:placeholder="false">
          <draw:text-box>
            <text:p text:style-name="a1133" text:class-names="" text:cond-style-name=""><text:span text:style-name="a1131" text:class-names="">Challenging labs</text:span><text:span text:style-name="a1132" text:class-names=""/></text:p>
          </draw:text-box>
          <svg:title/>
          <svg:desc/>
        </draw:frame>
        <draw:frame draw:id="id109" presentation:style-name="a1153" draw:name="Content Placeholder 2" svg:x="0.40551in" svg:y="1.4974in" svg:width="9.18898in" svg:height="3.15885in" presentation:class="outline" presentation:placeholder="false">
          <draw:text-box>
            <text:list text:style-name="a1137">
              <text:list-item>
                <text:p text:style-name="a1136" text:class-names="" text:cond-style-name=""><text:span text:style-name="a1135" text:class-names="">Help each other!</text:span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>Many of you, very few of us</text:span></text:p>
              </text:list-item>
            </text:list>
            <text:list text:style-name="a1143">
              <text:list-item>
                <text:list text:style-name="a1143">
                  <text:list-item>
                    <text:p text:style-name="a1142" text:class-names="" text:cond-style-name=""><text:span text:style-name="a1141" text:class-names="">9 staffs (2 instructors, 7 TAs)</text:span></text:p>
                  </text:list-item>
                </text:list>
              </text:list-item>
            </text:list>
            <text:list text:style-name="a1146">
              <text:list-item>
                <text:list text:style-name="a1146">
                  <text:list-item>
                    <text:p text:style-name="a1145" text:class-names="" text:cond-style-name=""><text:span text:style-name="a1144" text:class-names="">177 students</text:span></text:p>
                  </text:list-item>
                </text:list>
              </text:list-item>
            </text:list>
            <text:list text:style-name="a1152">
              <text:list-item>
                <text:p text:style-name="a1151" text:class-names="" text:cond-style-name=""><text:span text:style-name="a1147" text:class-names="">We do our best in<text:s text:c="1"/></text:span><text:span text:style-name="a1148" text:class-names="">labs but<text:s text:c="1"/></text:span><text:span text:style-name="a1149" text:class-names="">talking to each others help!</text:span><text:span text:style-name="a1150" text:class-names=""/></text:p>
              </text:list-item>
            </text:list>
          </draw:text-box>
          <svg:title/>
          <svg:desc/>
        </draw:frame>
      </draw:page>
      <draw:page draw:name="Slide144" draw:style-name="a1155" draw:master-page-name="Master1-Layout2-obj-Title-and-Content" presentation:presentation-page-layout-name="Master1-PPL2" draw:id="Slide-399">
        <draw:frame draw:id="id110" presentation:style-name="a1159" draw:name="Title 1" svg:x="0.40551in" svg:y="0.29948in" svg:width="9.18898in" svg:height="1.08724in" presentation:class="title" presentation:placeholder="false">
          <draw:text-box>
            <text:p text:style-name="a1158" text:class-names="" text:cond-style-name=""><text:span text:style-name="a1156" text:class-names="">OS/161</text:span><text:span text:style-name="a1157" text:class-names=""/></text:p>
          </draw:text-box>
          <svg:title/>
          <svg:desc/>
        </draw:frame>
        <draw:frame draw:id="id111" presentation:style-name="a1180" draw:name="Content Placeholder 2" svg:x="0.40551in" svg:y="1.4974in" svg:width="9.18898in" svg:height="3.15885in" presentation:class="outline" presentation:placeholder="false">
          <draw:text-box>
            <text:list text:style-name="a1162">
              <text:list-item>
                <text:p text:style-name="a1161" text:class-names="" text:cond-style-name=""><text:span text:style-name="a1160" text:class-names="">Instructional Operating System</text:span></text:p>
              </text:list-item>
            </text:list>
            <text:list text:style-name="a1165">
              <text:list-item>
                <text:list text:style-name="a1165">
                  <text:list-item>
                    <text:p text:style-name="a1164" text:class-names="" text:cond-style-name=""><text:span text:style-name="a1163" text:class-names="">Developed at Harvard (more info on Lab 5 page)</text:span></text:p>
                  </text:list-item>
                </text:list>
              </text:list-item>
            </text:list>
            <text:list text:style-name="a1170">
              <text:list-item>
                <text:p text:style-name="a1169" text:class-names="" text:cond-style-name=""><text:span text:style-name="a1166" text:class-names="">Balance between realistic and mature systems<text:s text:c="1"/></text:span><text:span text:style-name="a1167" text:class-names="">(e.g.,<text:s text:c="1"/></text:span><text:span text:style-name="a1168" text:class-names="">Linux) and instructional systems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>OS/161 runs in an emulator (sys161)</text:span></text:p>
              </text:list-item>
            </text:list>
            <text:list text:style-name="a1176">
              <text:list-item>
                <text:list text:style-name="a1176">
                  <text:list-item>
                    <text:p text:style-name="a1175" text:class-names="" text:cond-style-name=""><text:span text:style-name="a1174" text:class-names="">Emulates MIPS r2000/r3000 instruction set architecture</text:span></text:p>
                  </text:list-item>
                </text:list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>sys161 simplify debugging and hardware support</text:span></text:p>
              </text:list-item>
            </text:list>
          </draw:text-box>
          <svg:title/>
          <svg:desc/>
        </draw:frame>
      </draw:page>
      <draw:page draw:name="Slide143" draw:style-name="a1182" draw:master-page-name="Master1-Layout2-obj-Title-and-Content" presentation:presentation-page-layout-name="Master1-PPL2" draw:id="Slide-398">
        <draw:frame draw:id="id112" presentation:style-name="a1186" draw:name="Title 1" svg:x="0.40551in" svg:y="0.29948in" svg:width="9.18898in" svg:height="1.08724in" presentation:class="title" presentation:placeholder="false">
          <draw:text-box>
            <text:p text:style-name="a1185" text:class-names="" text:cond-style-name=""><text:span text:style-name="a1183" text:class-names="">What is in the labs?</text:span><text:span text:style-name="a1184" text:class-names=""/></text:p>
          </draw:text-box>
          <svg:title/>
          <svg:desc/>
        </draw:frame>
        <draw:frame draw:id="id113" presentation:style-name="a1242" draw:name="Content Placeholder 2" svg:x="0.40551in" svg:y="1.4974in" svg:width="9.18898in" svg:height="3.15885in" presentation:class="outline" presentation:placeholder="false">
          <draw:text-box>
            <text:list text:style-name="a1194">
              <text:list-item>
                <text:p text:style-name="a1193" text:class-names="" text:cond-style-name=""><text:span text:style-name="a1187" text:class-names="">Lab 5</text:span><text:span text:style-name="a1188" text:class-names=""><text:s text:c="1"/>(Week<text:s text:c="1"/></text:span><text:span text:style-name="a1189" text:class-names="">18<text:s text:c="1"/></text:span><text:span text:style-name="a1190" text:class-names="">– March<text:s text:c="1"/></text:span><text:span text:style-name="a1191" text:class-names="">8)</text:span><text:span text:style-name="a1192" text:class-names=""/></text:p>
              </text:list-item>
            </text:list>
            <text:list text:style-name="a1197">
              <text:list-item>
                <text:list text:style-name="a1197">
                  <text:list-item>
                    <text:p text:style-name="a1196" text:class-names="" text:cond-style-name=""><text:span text:style-name="a1195" text:class-names="">Getting comfortable with the required tools</text:span></text:p>
                  </text:list-item>
                </text:list>
              </text:list-item>
            </text:list>
            <text:list text:style-name="a1200">
              <text:list-item>
                <text:list text:style-name="a1200">
                  <text:list-item>
                    <text:p text:style-name="a1199" text:class-names="" text:cond-style-name=""><text:span text:style-name="a1198" text:class-names="">Learn to navigate OS/161 source code</text:span></text:p>
                  </text:list-item>
                </text:list>
              </text:list-item>
            </text:list>
            <text:list text:style-name="a1203">
              <text:list-item>
                <text:list text:style-name="a1203">
                  <text:list-item>
                    <text:p text:style-name="a1202" text:class-names="" text:cond-style-name=""><text:span text:style-name="a1201" text:class-names="">Configuring and running your first kernel</text:span></text:p>
                  </text:list-item>
                </text:list>
              </text:list-item>
            </text:list>
            <text:list text:style-name="a1211">
              <text:list-item>
                <text:p text:style-name="a1210" text:class-names="" text:cond-style-name=""><text:span text:style-name="a1204" text:class-names="">Lab 6</text:span><text:span text:style-name="a1205" text:class-names=""><text:s text:c="1"/>(Week<text:s text:c="1"/></text:span><text:span text:style-name="a1206" text:class-names="">20<text:s text:c="1"/></text:span><text:span text:style-name="a1207" text:class-names="">–<text:s text:c="1"/></text:span><text:span text:style-name="a1208" text:class-names="">March 22)</text:span><text:span text:style-name="a1209" text:class-names=""/></text:p>
              </text:list-item>
            </text:list>
            <text:list text:style-name="a1214">
              <text:list-item>
                <text:list text:style-name="a1214">
                  <text:list-item>
                    <text:p text:style-name="a1213" text:class-names="" text:cond-style-name=""><text:span text:style-name="a1212" text:class-names="">Design and implements lock</text:span></text:p>
                  </text:list-item>
                </text:list>
              </text:list-item>
            </text:list>
            <text:list text:style-name="a1219">
              <text:list-item>
                <text:p text:style-name="a1218" text:class-names="" text:cond-style-name=""><text:span text:style-name="a1215" text:class-names="">Lab 7</text:span><text:span text:style-name="a1216" text:class-names=""><text:s text:c="1"/>(Week 22 – April<text:s text:c="1"/></text:span><text:span text:style-name="a1217" text:class-names="">19)<text:s text:c="1"/></text:span></text:p>
              </text:list-item>
            </text:list>
            <text:list text:style-name="a1223">
              <text:list-item>
                <text:list text:style-name="a1223">
                  <text:list-item>
                    <text:p text:style-name="a1222" text:class-names="" text:cond-style-name=""><text:span text:style-name="a1220" text:class-names="">Implement<text:s text:c="1"/></text:span><text:span text:style-name="a1221" text:class-names="">file-related system calls</text:span></text:p>
                  </text:list-item>
                </text:list>
              </text:list-item>
            </text:list>
            <text:list text:style-name="a1228">
              <text:list-item>
                <text:list text:style-name="a1228">
                  <text:list-item>
                    <text:p text:style-name="a1227" text:class-names="" text:cond-style-name=""><text:span text:style-name="a1224" text:class-names="">Implement process-related systems<text:s text:c="1"/></text:span><text:span text:style-name="a1225" text:class-names="">calls</text:span><text:span text:style-name="a1226" text:class-names=""/></text:p>
                  </text:list-item>
                </text:list>
              </text:list-item>
            </text:list>
            <text:list text:style-name="a1231">
              <text:list-item>
                <text:list text:style-name="a1231">
                  <text:list-item>
                    <text:p text:style-name="a1230" text:class-names="" text:cond-style-name=""><text:span text:style-name="a1229" text:class-names="">3 weeks long lab</text:span></text:p>
                  </text:list-item>
                </text:list>
              </text:list-item>
            </text:list>
            <text:list text:style-name="a1235">
              <text:list-item>
                <text:list text:style-name="a1235">
                  <text:list-item>
                    <text:p text:style-name="a1234" text:class-names="" text:cond-style-name=""><text:span text:style-name="a1232" text:class-names="">Start early, it is complex</text:span><text:span text:style-name="a1233" text:class-names=""/></text:p>
                  </text:list-item>
                </text:list>
              </text:list-item>
            </text:list>
            <text:list text:style-name="a1238">
              <text:list-item>
                <text:list text:style-name="a1238">
                  <text:list-item>
                    <text:p text:style-name="a1237" text:class-names="" text:cond-style-name=""><text:span text:style-name="a1236" text:class-names=""/></text:p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p text:style-name="a1240" text:class-names="" text:cond-style-name=""><text:span text:style-name="a123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59" draw:style-name="a1244" draw:master-page-name="Master1-Layout5-cust-Title-Slide-Colour-and-Image" presentation:presentation-page-layout-name="Master1-PPL5" draw:id="Slide-414">
        <draw:frame draw:id="id114" presentation:style-name="a1248" draw:name="Title 3" svg:x="0.40551in" svg:y="1.74803in" svg:width="5.75197in" svg:height="1.20472in" presentation:class="title" presentation:placeholder="false">
          <draw:text-box>
            <text:p text:style-name="a1247" text:class-names="" text:cond-style-name=""><text:span text:style-name="a1245" text:class-names="">How to do well?</text:span><text:span text:style-name="a1246" text:class-names=""/></text:p>
          </draw:text-box>
          <svg:title/>
          <svg:desc/>
        </draw:frame>
      </draw:page>
      <draw:page draw:name="Slide160" draw:style-name="a1250" draw:master-page-name="Master1-Layout2-obj-Title-and-Content" presentation:presentation-page-layout-name="Master1-PPL2" draw:id="Slide-415">
        <draw:frame draw:id="id115" presentation:style-name="a1254" draw:name="Title 3" svg:x="0.40551in" svg:y="0.29948in" svg:width="9.18898in" svg:height="1.08724in" presentation:class="title" presentation:placeholder="false">
          <draw:text-box>
            <text:p text:style-name="a1253" text:class-names="" text:cond-style-name=""><text:span text:style-name="a1251" text:class-names="">How to do well?</text:span><text:span text:style-name="a1252" text:class-names=""/></text:p>
          </draw:text-box>
          <svg:title/>
          <svg:desc/>
        </draw:frame>
        <draw:frame draw:id="id116" presentation:style-name="a1283" draw:name="Content Placeholder 4" svg:x="0.40551in" svg:y="1.4974in" svg:width="9.18898in" svg:height="3.15885in" presentation:class="outline" presentation:placeholder="false">
          <draw:text-box>
            <text:list text:style-name="a1259">
              <text:list-item>
                <text:p text:style-name="a1258" text:class-names="" text:cond-style-name=""><text:span text:style-name="a1255" text:class-names="">Start the labs early (</text:span><text:span text:style-name="a1256" text:class-names="">i.e.</text:span><text:span text:style-name="a1257" text:class-names=""><text:s text:c="1"/>before the lab sessions)</text:span></text:p>
              </text:list-item>
            </text:list>
            <text:list text:style-name="a1263">
              <text:list-item>
                <text:p text:style-name="a1262" text:class-names="" text:cond-style-name=""><text:span text:style-name="a1260" text:class-names="">If you<text:s text:c="1"/></text:span><text:span text:style-name="a1261" text:class-names="">finish a lab move to the next one</text:span></text:p>
              </text:list-item>
            </text:list>
            <text:list text:style-name="a1266">
              <text:list-item>
                <text:p text:style-name="a1265" text:class-names="" text:cond-style-name=""><text:span text:style-name="a1264" text:class-names="">Work frequently and often</text:span></text:p>
              </text:list-item>
            </text:list>
            <text:list text:style-name="a1269">
              <text:list-item>
                <text:list text:style-name="a1269">
                  <text:list-item>
                    <text:p text:style-name="a1268" text:class-names="" text:cond-style-name=""><text:span text:style-name="a1267" text:class-names="">With your partner</text:span></text:p>
                  </text:list-item>
                </text:list>
              </text:list-item>
            </text:list>
            <text:list text:style-name="a1272">
              <text:list-item>
                <text:list text:style-name="a1272">
                  <text:list-item>
                    <text:p text:style-name="a1271" text:class-names="" text:cond-style-name=""><text:span text:style-name="a1270" text:class-names="">With your lab “bubble”</text:span></text:p>
                  </text:list-item>
                </text:list>
              </text:list-item>
            </text:list>
            <text:list text:style-name="a1275">
              <text:list-item>
                <text:p text:style-name="a1274" text:class-names="" text:cond-style-name=""><text:span text:style-name="a1273" text:class-names="">Make sure you attend all the lab sessions</text:span></text:p>
              </text:list-item>
            </text:list>
            <text:list text:style-name="a1278">
              <text:list-item>
                <text:p text:style-name="a1277" text:class-names="" text:cond-style-name=""><text:span text:style-name="a1276" text:class-names="">It is normal to find the lab hard…</text:span></text:p>
              </text:list-item>
            </text:list>
            <text:list text:style-name="a1282">
              <text:list-item>
                <text:list text:style-name="a1282">
                  <text:list-item>
                    <text:p text:style-name="a1281" text:class-names="" text:cond-style-name=""><text:span text:style-name="a1279" text:class-names="">… you will learn a lot</text:span><text:span text:style-name="a128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1" draw:style-name="a1285" draw:master-page-name="Master1-Layout2-obj-Title-and-Content" presentation:presentation-page-layout-name="Master1-PPL2" draw:id="Slide-416">
        <draw:frame draw:id="id117" presentation:style-name="a1289" draw:name="Title 3" svg:x="0.40551in" svg:y="0.29948in" svg:width="9.18898in" svg:height="1.08724in" presentation:class="title" presentation:placeholder="false">
          <draw:text-box>
            <text:p text:style-name="a1288" text:class-names="" text:cond-style-name=""><text:span text:style-name="a1286" text:class-names="">How to do well?</text:span><text:span text:style-name="a1287" text:class-names=""/></text:p>
          </draw:text-box>
          <svg:title/>
          <svg:desc/>
        </draw:frame>
        <draw:frame draw:id="id118" presentation:style-name="a1318" draw:name="Content Placeholder 4" svg:x="0.40551in" svg:y="1.4974in" svg:width="9.18898in" svg:height="3.15885in" presentation:class="outline" presentation:placeholder="false">
          <draw:text-box>
            <text:list text:style-name="a1292">
              <text:list-item>
                <text:p text:style-name="a1291" text:class-names="" text:cond-style-name=""><text:span text:style-name="a1290" text:class-names="">Consider pair programming</text:span></text:p>
              </text:list-item>
            </text:list>
            <text:list text:style-name="a1295">
              <text:list-item>
                <text:list text:style-name="a1295">
                  <text:list-item>
                    <text:p text:style-name="a1294" text:class-names="" text:cond-style-name=""><text:span text:style-name="a1293" text:class-names="">Code together</text:span></text:p>
                  </text:list-item>
                </text:list>
              </text:list-item>
            </text:list>
            <text:list text:style-name="a1298">
              <text:list-item>
                <text:list text:style-name="a1298">
                  <text:list-item>
                    <text:p text:style-name="a1297" text:class-names="" text:cond-style-name=""><text:span text:style-name="a1296" text:class-names="">Think things through, avoid bugs</text:span></text:p>
                  </text:list-item>
                </text:list>
              </text:list-item>
            </text:list>
            <text:list text:style-name="a1301">
              <text:list-item>
                <text:p text:style-name="a1300" text:class-names="" text:cond-style-name=""><text:span text:style-name="a1299" text:class-names="">Use KASSERT</text:span></text:p>
              </text:list-item>
            </text:list>
            <text:list text:style-name="a1304">
              <text:list-item>
                <text:list text:style-name="a1304">
                  <text:list-item>
                    <text:p text:style-name="a1303" text:class-names="" text:cond-style-name=""><text:span text:style-name="a1302" text:class-names="">check what is an assertion if you don’t know</text:span></text:p>
                  </text:list-item>
                </text:list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Iterate often and quickly</text:span></text:p>
              </text:list-item>
            </text:list>
            <text:list text:style-name="a1310">
              <text:list-item>
                <text:list text:style-name="a1310">
                  <text:list-item>
                    <text:p text:style-name="a1309" text:class-names="" text:cond-style-name=""><text:span text:style-name="a1308" text:class-names="">Do not write a lot of untested code</text:span></text:p>
                  </text:list-item>
                </text:list>
              </text:list-item>
            </text:list>
            <text:list text:style-name="a1313">
              <text:list-item>
                <text:list text:style-name="a1313">
                  <text:list-item>
                    <text:p text:style-name="a1312" text:class-names="" text:cond-style-name=""><text:span text:style-name="a1311" text:class-names="">Small tested increment is the way to go</text:span></text:p>
                  </text:list-item>
                </text:list>
              </text:list-item>
            </text:list>
            <text:list text:style-name="a1317">
              <text:list-item>
                <text:p text:style-name="a1316" text:class-names="" text:cond-style-name=""><text:span text:style-name="a1314" text:class-names="">Break your code in small functions!</text:span><text:span text:style-name="a1315" text:class-names=""/></text:p>
              </text:list-item>
            </text:list>
          </draw:text-box>
          <svg:title/>
          <svg:desc/>
        </draw:frame>
      </draw:page>
      <draw:page draw:name="Slide157" draw:style-name="a1320" draw:master-page-name="Master1-Layout5-cust-Title-Slide-Colour-and-Image" presentation:presentation-page-layout-name="Master1-PPL5" draw:id="Slide-412">
        <draw:frame draw:id="id119" presentation:style-name="a1324" draw:name="Title 3" svg:x="0.40551in" svg:y="1.74803in" svg:width="5.75197in" svg:height="1.20472in" presentation:class="title" presentation:placeholder="false">
          <draw:text-box>
            <text:p text:style-name="a1323" text:class-names="" text:cond-style-name=""><text:span text:style-name="a1321" text:class-names="">What to do now?</text:span><text:span text:style-name="a1322" text:class-names=""/></text:p>
          </draw:text-box>
          <svg:title/>
          <svg:desc/>
        </draw:frame>
      </draw:page>
      <draw:page draw:name="Slide158" draw:style-name="a1326" draw:master-page-name="Master1-Layout2-obj-Title-and-Content" presentation:presentation-page-layout-name="Master1-PPL2" draw:id="Slide-413">
        <draw:frame draw:id="id120" presentation:style-name="a1330" draw:name="Title 3" svg:x="0.40551in" svg:y="0.29948in" svg:width="9.18898in" svg:height="1.08724in" presentation:class="title" presentation:placeholder="false">
          <draw:text-box>
            <text:p text:style-name="a1329" text:class-names="" text:cond-style-name=""><text:span text:style-name="a1327" text:class-names="">What to do now?</text:span><text:span text:style-name="a1328" text:class-names=""/></text:p>
          </draw:text-box>
          <svg:title/>
          <svg:desc/>
        </draw:frame>
        <draw:frame draw:id="id121" presentation:style-name="a1357" draw:name="Content Placeholder 4" svg:x="0.40551in" svg:y="1.4974in" svg:width="9.18898in" svg:height="3.15885in" presentation:class="outline" presentation:placeholder="false">
          <draw:text-box>
            <text:list text:style-name="a1335">
              <text:list-item>
                <text:p text:style-name="a1334" text:class-names="" text:cond-style-name=""><text:span text:style-name="a1331" text:class-names="">Start going through Lab 5<text:s text:c="1"/></text:span><text:span text:style-name="a1332" text:class-names="">ASAP</text:span><text:span text:style-name="a1333" text:class-names="">!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>Get a development environment working.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39" text:class-names="">Setup a git repository</text:span><text:span text:style-name="a1340" text:class-names=""><text:s text:c="1"/>to share your code with your partner.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>Find a partner!</text:span></text:p>
              </text:list-item>
            </text:list>
            <text:list text:style-name="a1348">
              <text:list-item>
                <text:p text:style-name="a1347" text:class-names="" text:cond-style-name=""><text:span text:style-name="a1346" text:class-names=""/></text:p>
              </text:list-item>
            </text:list>
            <text:list text:style-name="a1353">
              <text:list-item>
                <text:p text:style-name="a1352" text:class-names="" text:cond-style-name=""><text:span text:style-name="a1349" text:class-names="">You are Year 2 Computer<text:s text:c="1"/></text:span><text:span text:style-name="a1350" text:class-names="">Science,</text:span><text:span text:style-name="a1351" text:class-names=""><text:s text:c="1"/>we expect a certain level of autonomy.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/></text:p>
              </text:list-item>
            </text:list>
          </draw:text-box>
          <svg:title/>
          <svg:desc/>
        </draw:frame>
      </draw:page>
      <draw:page draw:name="Slide104" draw:style-name="a1359" draw:master-page-name="Master1-Layout5-cust-Title-Slide-Colour-and-Image" presentation:presentation-page-layout-name="Master1-PPL5" draw:id="Slide-359">
        <draw:frame draw:id="id122" presentation:style-name="a1363" draw:name="Title 6" svg:x="0.40551in" svg:y="1.74803in" svg:width="5.75197in" svg:height="1.20472in" presentation:class="title" presentation:placeholder="false">
          <draw:text-box>
            <text:p text:style-name="a1362" text:class-names="" text:cond-style-name=""><text:span text:style-name="a1360" text:class-names="">Thank you</text:span><text:span text:style-name="a136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55">
      <style:table-cell-properties fo:background-color="#cfd5ea"/>
    </style:style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284" xlink:href="media/image1.jpeg" xlink:show="embed" xlink:actuate="onLoad"/>
    <draw:fill-image draw:name="a670" xlink:href="media/image1.jpeg" xlink:show="embed" xlink:actuate="onLoad"/>
    <draw:fill-image draw:name="a1249" xlink:href="media/image1.jpeg" xlink:show="embed" xlink:actuate="onLoad"/>
    <draw:fill-image draw:name="a973" xlink:href="media/image2.jpeg" xlink:show="embed" xlink:actuate="onLoad"/>
    <draw:fill-image draw:name="a1319" xlink:href="media/image2.jpeg" xlink:show="embed" xlink:actuate="onLoad"/>
    <draw:fill-image draw:name="a1094" xlink:href="media/image1.jpeg" xlink:show="embed" xlink:actuate="onLoad"/>
    <draw:fill-image draw:name="a1358" xlink:href="media/image2.jpeg" xlink:show="embed" xlink:actuate="onLoad"/>
    <draw:fill-image draw:name="a63" xlink:href="media/image3.jpeg" xlink:show="embed" xlink:actuate="onLoad"/>
    <draw:fill-image draw:name="a1129" xlink:href="media/image1.jpeg" xlink:show="embed" xlink:actuate="onLoad"/>
    <draw:fill-image draw:name="a182" xlink:href="media/image4.jpeg" xlink:show="embed" xlink:actuate="onLoad"/>
    <draw:fill-image draw:name="a979" xlink:href="media/image1.jpeg" xlink:show="embed" xlink:actuate="onLoad"/>
    <draw:fill-image draw:name="a1007" xlink:href="media/image1.jpeg" xlink:show="embed" xlink:actuate="onLoad"/>
    <draw:fill-image draw:name="a292" xlink:href="media/image4.jpeg" xlink:show="embed" xlink:actuate="onLoad"/>
    <draw:fill-image draw:name="a895" xlink:href="media/image1.jpeg" xlink:show="embed" xlink:actuate="onLoad"/>
    <draw:fill-image draw:name="a1154" xlink:href="media/image1.jpeg" xlink:show="embed" xlink:actuate="onLoad"/>
    <draw:fill-image draw:name="a1034" xlink:href="media/image1.jpeg" xlink:show="embed" xlink:actuate="onLoad"/>
    <draw:fill-image draw:name="a721" xlink:href="media/image1.jpeg" xlink:show="embed" xlink:actuate="onLoad"/>
    <draw:fill-image draw:name="a916" xlink:href="media/image1.jpeg" xlink:show="embed" xlink:actuate="onLoad"/>
    <draw:fill-image draw:name="a547" xlink:href="media/image1.jpeg" xlink:show="embed" xlink:actuate="onLoad"/>
    <draw:fill-image draw:name="a991" xlink:href="media/image1.jpeg" xlink:show="embed" xlink:actuate="onLoad"/>
    <draw:fill-image draw:name="a616" xlink:href="media/image1.jpeg" xlink:show="embed" xlink:actuate="onLoad"/>
    <draw:fill-image draw:name="a178" xlink:href="media/image5.jpeg" xlink:show="embed" xlink:actuate="onLoad"/>
    <draw:fill-image draw:name="a1181" xlink:href="media/image1.jpeg" xlink:show="embed" xlink:actuate="onLoad"/>
    <draw:fill-image draw:name="a288" xlink:href="media/image2.jpeg" xlink:show="embed" xlink:actuate="onLoad"/>
    <draw:fill-image draw:name="a871" xlink:href="media/image2.jpeg" xlink:show="embed" xlink:actuate="onLoad"/>
    <draw:fill-image draw:name="a940" xlink:href="media/image1.jpeg" xlink:show="embed" xlink:actuate="onLoad"/>
    <draw:fill-image draw:name="a233" xlink:href="media/image5.jpeg" xlink:show="embed" xlink:actuate="onLoad"/>
    <draw:fill-image draw:name="a466" xlink:href="media/image1.jpeg" xlink:show="embed" xlink:actuate="onLoad"/>
    <draw:fill-image draw:name="a1325" xlink:href="media/image1.jpeg" xlink:show="embed" xlink:actuate="onLoad"/>
    <draw:fill-image draw:name="a398" xlink:href="media/image1.jpeg" xlink:show="embed" xlink:actuate="onLoad"/>
    <draw:fill-image draw:name="a1062" xlink:href="media/image1.jpeg" xlink:show="embed" xlink:actuate="onLoad"/>
    <draw:fill-image draw:name="a768" xlink:href="media/image1.jpeg" xlink:show="embed" xlink:actuate="onLoad"/>
    <draw:fill-image draw:name="a343" xlink:href="media/image2.jpeg" xlink:show="embed" xlink:actuate="onLoad"/>
    <draw:fill-image draw:name="a877" xlink:href="media/image1.jpeg" xlink:show="embed" xlink:actuate="onLoad"/>
    <draw:fill-image draw:name="a1028" xlink:href="media/image2.jpeg" xlink:show="embed" xlink:actuate="onLoad"/>
    <draw:fill-image draw:name="a114" xlink:href="media/image1.jpeg" xlink:show="embed" xlink:actuate="onLoad"/>
    <draw:fill-image draw:name="a860" xlink:href="media/image3.jpeg" xlink:show="embed" xlink:actuate="onLoad"/>
    <draw:fill-image draw:name="a1243" xlink:href="media/image2.jpeg" xlink:show="embed" xlink:actuate="onLoad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4/02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4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4/02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24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24/02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24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24/02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24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24/02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24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24/02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24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24/02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24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24/02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24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24/02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24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24/02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24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24/02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24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24/02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24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24/02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24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24/02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24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24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2-24T15:49:24Z</dc:date>
    <meta:template xlink:href="password1" xlink:type="simple"/>
    <meta:editing-cycles>10</meta:editing-cycles>
    <meta:editing-duration>PT17765S</meta:editing-duration>
    <meta:document-statistic meta:paragraph-count="118" meta:word-count="901"/>
  </office:meta>
</office:document-meta>
</file>